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officeooo:rsid="00153a30" officeooo:paragraph-rsid="00153a30" style:font-size-asian="12.25pt" style:font-size-complex="14pt"/>
    </style:style>
    <style:style style:name="P2" style:family="paragraph" style:parent-style-name="Preformatted_20_Text">
      <style:text-properties style:font-name="Liberation Serif" fo:font-size="14pt" fo:font-weight="bold" officeooo:rsid="00153a30" officeooo:paragraph-rsid="00153a30" style:font-size-asian="12.25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erif" fo:font-size="14pt" fo:font-weight="normal" officeooo:rsid="00153a30" officeooo:paragraph-rsid="00153a30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s docker registry ?</text:p>
      <text:p text:style-name="P1">Where docker imges are stores. It’s a central repository of all docker images</text:p>
      <text:p text:style-name="P1"/>
      <text:p text:style-name="P1">docker run nginx,</text:p>
      <text:p text:style-name="P1">where from this image of nginx is pulled ?</text:p>
      <text:p text:style-name="P1">Image: nginx</text:p>
      <text:p text:style-name="P1">nginx is a Image/Repository name</text:p>
      <text:p text:style-name="P1"/>
      <text:p text:style-name="P2">If you do only docker run nginx</text:p>
      <text:p text:style-name="P3">image: nginx/nginx -- Image/Repository</text:p>
      <text:p text:style-name="P3"><text:s text:c="9"/>user/Account</text:p>
      <text:p text:style-name="P3"/>
      <text:p text:style-name="P3">It will assume that User/Account will be same as Image/Repository name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04T01:24:54.527706479</dc:date>
    <meta:editing-duration>PT8M41S</meta:editing-duration>
    <meta:editing-cycles>1</meta:editing-cycles>
    <meta:document-statistic meta:table-count="0" meta:image-count="0" meta:object-count="0" meta:page-count="1" meta:paragraph-count="10" meta:word-count="60" meta:character-count="366" meta:non-whitespace-character-count="307"/>
    <meta:generator>LibreOffice/6.4.7.2$Linux_X86_64 LibreOffice_project/40$Build-2</meta:generator>
  </office:meta>
</office:document-meta>
</file>